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5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6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List of Figures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5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6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3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3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6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3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5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3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2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>i</text:page-number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12-01T14:43:55.872260674</dc:date>
    <dc:creator>David Snow</dc:creator>
    <meta:editing-duration>PT1M42S</meta:editing-duration>
    <meta:editing-cycles>4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21" meta:character-count="49" meta:non-whitespace-character-count="45"/>
  </office:meta>
</office:document-meta>
</file>